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Liberation Sans" svg:font-family="'Liberation Sans'" style:font-pitch="variable"/>
    <style:font-face style:name="Ubuntu Mono" svg:font-family="'Ubuntu Mono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474949" draw:auto-grow-height="true" draw:auto-grow-width="false" fo:max-height="0cm" fo:min-height="3.268cm"/>
      <style:paragraph-properties style:writing-mode="lr-tb"/>
    </style:style>
    <style:style style:name="gr2" style:family="graphic" style:parent-style-name="objectwithoutfill">
      <style:graphic-properties svg:stroke-width="0.035cm" svg:stroke-color="#80808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fo:min-height="0.766cm"/>
      <style:paragraph-properties style:writing-mode="lr-tb"/>
    </style:style>
    <style:style style:name="gr4" style:family="graphic" style:parent-style-name="standard">
      <style:graphic-properties draw:stroke="none" draw:fill="none" fo:min-height="1.255cm"/>
      <style:paragraph-properties style:writing-mode="lr-tb"/>
    </style:style>
    <style:style style:name="gr5" style:family="graphic" style:parent-style-name="standard">
      <style:graphic-properties draw:stroke="none" draw:fill="none" fo:min-height="1.205cm"/>
      <style:paragraph-properties style:writing-mode="lr-tb"/>
    </style:style>
    <style:style style:name="gr6" style:family="graphic" style:parent-style-name="objectwithoutfill">
      <style:graphic-properties svg:stroke-width="0.035cm" svg:stroke-color="#ff3838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666666" draw:marker-start-width="0.252cm" draw:marker-end-width="0.252cm" draw:fill="none" draw:textarea-vertical-align="middle" draw:auto-grow-height="false" fo:min-height="1.952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666666" draw:marker-start-width="0.252cm" draw:marker-end-width="0.252cm" draw:fill="none" draw:textarea-vertical-align="middle" draw:auto-grow-height="false" fo:min-height="0.552cm" fo:min-width="0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666666" draw:marker-start-width="0.252cm" draw:marker-end-width="0.252cm" draw:fill="none" draw:textarea-vertical-align="middle" draw:auto-grow-height="false" fo:min-height="2.386cm" fo:min-width="0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666666" draw:marker-start-width="0.252cm" draw:marker-end-width="0.252cm" draw:fill="none" draw:textarea-vertical-align="middle" draw:auto-grow-height="false" fo:min-height="0.769cm" fo:min-width="0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666666" draw:marker-start-width="0.252cm" draw:marker-end-width="0.252cm" draw:fill="none" draw:textarea-vertical-align="middle" draw:auto-grow-height="false" fo:min-height="0.993cm" fo:min-width="0cm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="none" fo:min-height="1.16cm"/>
      <style:paragraph-properties style:writing-mode="lr-tb"/>
    </style:style>
    <style:style style:name="gr13" style:family="graphic" style:parent-style-name="standard">
      <style:graphic-properties svg:stroke-width="0.035cm" svg:stroke-color="#666666" draw:marker-start-width="0.252cm" draw:marker-end-width="0.252cm" draw:fill="none" draw:textarea-vertical-align="middle" draw:auto-grow-height="false" fo:min-height="1.322cm" fo:min-width="0cm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="none" fo:min-height="1.882cm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474949"/>
      <style:paragraph-properties style:writing-mode="lr-tb"/>
      <style:text-properties fo:color="#d1d9e1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 style:writing-mode="lr-tb"/>
      <style:text-properties fo:color="#808080" fo:font-size="16pt" fo:font-style="italic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  <style:text-properties fo:color="#ff3838" fo:font-size="16pt" style:font-size-asian="16pt" style:font-size-complex="16pt"/>
    </style:style>
    <style:style style:name="P6" style:family="paragraph">
      <loext:graphic-properties draw:fill="none"/>
      <style:paragraph-properties fo:text-align="center" style:writing-mode="lr-tb"/>
      <style:text-properties fo:color="#ff3838" fo:font-size="16pt" fo:font-style="italic" fo:font-weight="bold" style:font-size-asian="16pt" style:font-weight-asian="bold" style:font-size-complex="16pt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ff3838" fo:font-size="16pt" style:font-size-asian="16pt" style:font-size-complex="16pt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color="#d1d9e1" style:font-name="Ubuntu Mono1"/>
    </style:style>
    <style:style style:name="T2" style:family="text">
      <style:text-properties fo:color="#b4c7dc" style:font-name="Ubuntu Mono1"/>
    </style:style>
    <style:style style:name="T3" style:family="text">
      <style:text-properties fo:color="#ff3838" style:font-name="Ubuntu Mono1"/>
    </style:style>
    <style:style style:name="T4" style:family="text">
      <style:text-properties fo:color="#808080" fo:font-size="16pt" fo:font-style="italic" fo:font-weight="bold" style:font-size-asian="16pt" style:font-weight-asian="bold" style:font-size-complex="16pt" style:font-weight-complex="bold"/>
    </style:style>
    <style:style style:name="T5" style:family="text">
      <style:text-properties fo:color="#ff3838" fo:font-size="16pt" fo:font-style="italic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18.972cm" svg:height="3.518cm" svg:x="3.38cm" svg:y="7.658cm">
            <draw:text-box>
              <text:p><text:span text:style-name="T1">@</text:span><text:span text:style-name="T2">DJB775P1</text:span><text:span text:style-name="T1">:</text:span><text:span text:style-name="T2">248</text:span><text:span text:style-name="T1">:</text:span><text:span text:style-name="T2">D0MDGACXX</text:span><text:span text:style-name="T1">:</text:span><text:span text:style-name="T3">7</text:span><text:span text:style-name="T1">:</text:span><text:span text:style-name="T2">1202</text:span><text:span text:style-name="T1">:</text:span><text:span text:style-name="T2">12362</text:span><text:span text:style-name="T1">:</text:span><text:span text:style-name="T2">49613</text:span><text:span text:style-name="T1"> </text:span><text:span text:style-name="T3">1</text:span><text:span text:style-name="T1">:</text:span><text:span text:style-name="T3">N</text:span><text:span text:style-name="T1">:</text:span><text:span text:style-name="T2">18</text:span><text:span text:style-name="T1">:</text:span><text:span text:style-name="T3">ATCACG</text:span></text:p>
              <text:p><text:span text:style-name="T1">TGCTTACTCTGCGTTGATACCACTGCTTAGATCGGAAGAGCACACGTCTGAA</text:span></text:p>
              <text:p><text:span text:style-name="T1">+</text:span></text:p>
              <text:p><text:span text:style-name="T1">JJJJJIIJJJJJJHIHHHGHFFFFFFCEEEEEDBD?DDDDDDBDDDABDDCA</text:span></text:p>
            </draw:text-box>
          </draw:frame>
          <draw:line draw:style-name="gr2" draw:text-style-name="P2" draw:layer="layout" svg:x1="7.19cm" svg:y1="6.642cm" svg:x2="7.19cm" svg:y2="7.201cm">
            <text:p/>
          </draw:line>
          <draw:line draw:style-name="gr2" draw:text-style-name="P2" draw:layer="layout" svg:x1="4.904cm" svg:y1="6.604cm" svg:x2="5.158cm" svg:y2="7.212cm">
            <text:p/>
          </draw:line>
          <draw:frame draw:style-name="gr3" draw:text-style-name="P4" draw:layer="layout" svg:width="3.791cm" svg:height="1.505cm" svg:x="2.945cm" svg:y="5.186cm">
            <draw:text-box>
              <text:p text:style-name="P3"><text:span text:style-name="T4">Instrume</text:span><text:span text:style-name="T4">nt</text:span><text:span text:style-name="T4"><text:line-break/></text:span><text:span text:style-name="T4">ID</text:span></text:p>
            </draw:text-box>
          </draw:frame>
          <draw:frame draw:style-name="gr4" draw:text-style-name="P4" draw:layer="layout" svg:width="2.54cm" svg:height="1.505cm" svg:x="5.92cm" svg:y="5.186cm">
            <draw:text-box>
              <text:p text:style-name="P3"><text:span text:style-name="T4">run</text:span><text:span text:style-name="T4"><text:line-break/></text:span><text:span text:style-name="T4">ID</text:span></text:p>
            </draw:text-box>
          </draw:frame>
          <draw:frame draw:style-name="gr5" draw:text-style-name="P4" draw:layer="layout" svg:width="2.98cm" svg:height="1.505cm" svg:x="7.52cm" svg:y="5.187cm">
            <draw:text-box>
              <text:p text:style-name="P3"><text:span text:style-name="T4">flowcell</text:span><text:span text:style-name="T4"><text:line-break/></text:span><text:span text:style-name="T4">ID</text:span></text:p>
            </draw:text-box>
          </draw:frame>
          <draw:line draw:style-name="gr6" draw:text-style-name="P2" draw:layer="layout" svg:x1="11.42cm" svg:y1="5.802cm" svg:x2="11.42cm" svg:y2="7.62cm">
            <text:p/>
          </draw:line>
          <draw:frame draw:style-name="gr5" draw:text-style-name="P6" draw:layer="layout" svg:width="2.98cm" svg:height="1.505cm" svg:x="9.92cm" svg:y="4.297cm">
            <draw:text-box>
              <text:p text:style-name="P5"><text:span text:style-name="T5">flowcell</text:span><text:span text:style-name="T5"><text:line-break/></text:span><text:span text:style-name="T5">lane</text:span></text:p>
            </draw:text-box>
          </draw:frame>
          <draw:frame draw:style-name="gr5" draw:text-style-name="P4" draw:layer="layout" svg:width="2.98cm" svg:height="1.505cm" svg:x="11.22cm" svg:y="5.197cm">
            <draw:text-box>
              <text:p text:style-name="P3"><text:span text:style-name="T4">tile</text:span><text:span text:style-name="T4"><text:line-break/></text:span><text:span text:style-name="T4">nr</text:span></text:p>
            </draw:text-box>
          </draw:frame>
          <draw:frame draw:style-name="gr5" draw:text-style-name="P4" draw:layer="layout" svg:width="2.98cm" svg:height="1.505cm" svg:x="12.82cm" svg:y="5.207cm">
            <draw:text-box>
              <text:p text:style-name="P3"><text:span text:style-name="T4">tile X</text:span><text:span text:style-name="T4"><text:line-break/></text:span><text:span text:style-name="T4">coord</text:span></text:p>
            </draw:text-box>
          </draw:frame>
          <draw:frame draw:style-name="gr5" draw:text-style-name="P4" draw:layer="layout" svg:width="2.98cm" svg:height="1.505cm" svg:x="14.82cm" svg:y="5.217cm">
            <draw:text-box>
              <text:p text:style-name="P7"><text:span text:style-name="T4">tile Y</text:span><text:span text:style-name="T4"><text:line-break/></text:span><text:span text:style-name="T4">coord</text:span></text:p>
            </draw:text-box>
          </draw:frame>
          <draw:custom-shape draw:style-name="gr7" draw:text-style-name="P2" draw:layer="layout" svg:width="0.254cm" svg:height="2.438cm" draw:transform="rotate (-1.57882484135407) translate (6.428cm 7.371cm)">
            <text:p/>
            <draw:enhanced-geometry svg:viewBox="0 0 21600 21600" draw:glue-points="21600 0 0 10800 21600 21600" draw:text-areas="6350 ?f3 21600 ?f4" draw:mirror-vertical="false" draw:mirror-horizontal="false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8" draw:text-style-name="P2" draw:layer="layout" svg:width="0.254cm" svg:height="0.911cm" draw:transform="rotate (-1.57882484135407) translate (7.7cm 7.361cm)">
            <text:p/>
            <draw:enhanced-geometry svg:viewBox="0 0 21600 21600" draw:glue-points="21600 0 0 10800 21600 21600" draw:text-areas="6350 ?f3 21600 ?f4" draw:mirror-vertical="false" draw:mirror-horizontal="false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9" draw:text-style-name="P2" draw:layer="layout" svg:width="0.254cm" svg:height="2.912cm" draw:transform="rotate (-1.57882484135407) translate (11cm 7.378cm)">
            <text:p/>
            <draw:enhanced-geometry svg:viewBox="0 0 21600 21600" draw:glue-points="21600 0 0 10800 21600 21600" draw:text-areas="6350 ?f3 21600 ?f4" draw:mirror-vertical="false" draw:mirror-horizontal="false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line draw:style-name="gr2" draw:text-style-name="P2" draw:layer="layout" svg:x1="8.99cm" svg:y1="6.642cm" svg:x2="8.99cm" svg:y2="7.201cm">
            <text:p/>
          </draw:line>
          <draw:custom-shape draw:style-name="gr10" draw:text-style-name="P2" draw:layer="layout" svg:width="0.254cm" svg:height="1.147cm" draw:transform="rotate (-1.57882484135407) translate (13.134cm 7.365cm)">
            <text:p/>
            <draw:enhanced-geometry svg:viewBox="0 0 21600 21600" draw:glue-points="21600 0 0 10800 21600 21600" draw:text-areas="6350 ?f3 21600 ?f4" draw:mirror-vertical="false" draw:mirror-horizontal="false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line draw:style-name="gr2" draw:text-style-name="P2" draw:layer="layout" svg:x1="12.524cm" svg:y1="6.643cm" svg:x2="12.524cm" svg:y2="7.202cm">
            <text:p/>
          </draw:line>
          <draw:custom-shape draw:style-name="gr11" draw:text-style-name="P2" draw:layer="layout" svg:width="0.254cm" svg:height="1.393cm" draw:transform="rotate (-1.57882484135407) translate (14.933cm 7.366cm)">
            <text:p/>
            <draw:enhanced-geometry svg:viewBox="0 0 21600 21600" draw:glue-points="21600 0 0 10800 21600 21600" draw:text-areas="6350 ?f3 21600 ?f4" draw:mirror-vertical="false" draw:mirror-horizontal="false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line draw:style-name="gr2" draw:text-style-name="P2" draw:layer="layout" svg:x1="14.323cm" svg:y1="6.644cm" svg:x2="14.323cm" svg:y2="7.203cm">
            <text:p/>
          </draw:line>
          <draw:custom-shape draw:style-name="gr10" draw:text-style-name="P2" draw:layer="layout" svg:width="0.254cm" svg:height="1.147cm" draw:transform="rotate (-1.57882484135407) translate (16.733cm 7.366cm)">
            <text:p/>
            <draw:enhanced-geometry svg:viewBox="0 0 21600 21600" draw:glue-points="21600 0 0 10800 21600 21600" draw:text-areas="6350 ?f3 21600 ?f4" draw:mirror-vertical="false" draw:mirror-horizontal="false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line draw:style-name="gr2" draw:text-style-name="P2" draw:layer="layout" svg:x1="16.223cm" svg:y1="6.644cm" svg:x2="16.223cm" svg:y2="7.203cm">
            <text:p/>
          </draw:line>
          <draw:line draw:style-name="gr2" draw:text-style-name="P2" draw:layer="layout" svg:x1="17.42cm" svg:y1="5.334cm" svg:x2="17.42cm" svg:y2="7.63cm">
            <text:p/>
          </draw:line>
          <draw:frame draw:style-name="gr12" draw:text-style-name="P6" draw:layer="layout" svg:width="3.13cm" svg:height="1.505cm" svg:x="15.92cm" svg:y="3.807cm">
            <draw:text-box>
              <text:p text:style-name="P5"><text:span text:style-name="T5">read pair</text:span><text:span text:style-name="T5"><text:line-break/></text:span><text:span text:style-name="T5">member</text:span></text:p>
            </draw:text-box>
          </draw:frame>
          <draw:custom-shape draw:style-name="gr13" draw:text-style-name="P2" draw:layer="layout" svg:width="0.254cm" svg:height="1.751cm" draw:transform="rotate (-1.57882484135407) translate (21.336cm 7.372cm)">
            <text:p/>
            <draw:enhanced-geometry svg:viewBox="0 0 21600 21600" draw:glue-points="21600 0 0 10800 21600 21600" draw:text-areas="6350 ?f3 21600 ?f4" draw:mirror-vertical="false" draw:mirror-horizontal="false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line draw:style-name="gr2" draw:text-style-name="P2" draw:layer="layout" svg:x1="20.322cm" svg:y1="6.645cm" svg:x2="20.322cm" svg:y2="7.204cm">
            <text:p/>
          </draw:line>
          <draw:frame draw:style-name="gr14" draw:text-style-name="P6" draw:layer="layout" svg:width="4.354cm" svg:height="2.132cm" svg:x="18.868cm" svg:y="5.18cm">
            <draw:text-box>
              <text:p text:style-name="P5"><text:span text:style-name="T5">(</text:span><text:span text:style-name="T5">s</text:span><text:span text:style-name="T5">a</text:span><text:span text:style-name="T5">m</text:span><text:span text:style-name="T5">p</text:span><text:span text:style-name="T5">l</text:span><text:span text:style-name="T5">e</text:span><text:span text:style-name="T5">)</text:span><text:span text:style-name="T5"><text:line-break/></text:span><text:span text:style-name="T5">b</text:span><text:span text:style-name="T5">a</text:span><text:span text:style-name="T5">r</text:span><text:span text:style-name="T5">c</text:span><text:span text:style-name="T5">o</text:span><text:span text:style-name="T5">d</text:span><text:span text:style-name="T5">e</text:span><text:span text:style-name="T5"> </text:span><text:span text:style-name="T5">o</text:span><text:span text:style-name="T5">r</text:span><text:span text:style-name="T5"> </text:span><text:span text:style-name="T5">I</text:span><text:span text:style-name="T5">D</text:span></text:p>
            </draw:text-box>
          </draw:frame>
          <draw:line draw:style-name="gr2" draw:text-style-name="P2" draw:layer="layout" svg:x1="19.558cm" svg:y1="4.826cm" svg:x2="18.02cm" svg:y2="7.63cm">
            <text:p/>
          </draw:line>
          <draw:frame draw:style-name="gr5" draw:text-style-name="P6" draw:layer="layout" svg:width="2.98cm" svg:height="1.505cm" svg:x="18.796cm" svg:y="3.625cm">
            <draw:text-box>
              <text:p text:style-name="P8"><text:span text:style-name="T5">f</text:span><text:span text:style-name="T5">il</text:span><text:span text:style-name="T5">t</text:span><text:span text:style-name="T5">e</text:span><text:span text:style-name="T5">r</text:span><text:span text:style-name="T5">e</text:span><text:span text:style-name="T5">d</text:span><text:span text:style-name="T5"><text:line-break/></text:span><text:span text:style-name="T5">Y</text:span><text:span text:style-name="T5">/</text:span><text:span text:style-name="T5">N</text:span></text:p>
            </draw:text-box>
          </draw:frame>
        </draw:g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Liberation Sans" svg:font-family="'Liberation Sans'" style:font-pitch="variable"/>
    <style:font-face style:name="Ubuntu Mono" svg:font-family="'Ubuntu Mono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0T10:12:27.053304936</meta:creation-date>
    <dc:title>jelmer_base</dc:title>
    <meta:editing-duration>PT1H25M35S</meta:editing-duration>
    <meta:editing-cycles>6</meta:editing-cycles>
    <meta:generator>LibreOffice/6.4.6.2$Linux_X86_64 LibreOffice_project/40$Build-2</meta:generator>
    <meta:initial-creator>Jelmer Poelstra</meta:initial-creator>
    <dc:date>2021-01-08T09:26:44.848422184</dc:date>
    <dc:creator>Jelmer Poelstra</dc:creator>
    <meta:document-statistic meta:object-count="52"/>
  </office:meta>
</office:document-meta>
</file>